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OroRegexp.substitute( String input , String argument , int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akartaOroRegexp.JakartaOro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OroRegexp.getSubsOptions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